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none" fo:font-weight="bold" officeooo:rsid="001d378c" officeooo:paragraph-rsid="001d378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bold" officeooo:rsid="001d378c" officeooo:paragraph-rsid="001d378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d378c" officeooo:paragraph-rsid="001d378c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d6d32" officeooo:paragraph-rsid="001d6d32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d6d32" officeooo:paragraph-rsid="002eefc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ec7c5" officeooo:paragraph-rsid="001ec7c5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f7ac7" officeooo:paragraph-rsid="001f7ac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20da30" officeooo:paragraph-rsid="0020da3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221aa5" officeooo:paragraph-rsid="00221aa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223ac5" officeooo:paragraph-rsid="00223ac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22b98d" officeooo:paragraph-rsid="0022b98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22ec91" officeooo:paragraph-rsid="0022ec91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23b191" officeooo:paragraph-rsid="0023b191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261826" officeooo:paragraph-rsid="00261826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289efb" officeooo:paragraph-rsid="00289ef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2b76aa" officeooo:paragraph-rsid="002b76aa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2d3e00" officeooo:paragraph-rsid="002d3e00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2eefc0" officeooo:paragraph-rsid="002eefc0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2eefc0" officeooo:paragraph-rsid="003044a6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3044a6" officeooo:paragraph-rsid="003044a6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320b29" officeooo:paragraph-rsid="00320b29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334cb3" officeooo:paragraph-rsid="00334cb3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337bcc" officeooo:paragraph-rsid="00337bcc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rsid="00353be8" officeooo:paragraph-rsid="00353be8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1f7ac7" officeooo:paragraph-rsid="0022b98d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2d3e00" officeooo:paragraph-rsid="002b76aa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38f625" officeooo:paragraph-rsid="0038f625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3a3e15" officeooo:paragraph-rsid="003a3e15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normal" officeooo:rsid="0022ec91" officeooo:paragraph-rsid="003d00fd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normal" officeooo:rsid="002b76aa" officeooo:paragraph-rsid="002b76aa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underline-style="none" fo:font-weight="normal" officeooo:rsid="003d00fd" officeooo:paragraph-rsid="003d00fd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underline-style="none" fo:font-weight="normal" officeooo:rsid="00289efb" officeooo:paragraph-rsid="00289efb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underline-style="none" fo:font-weight="normal" officeooo:rsid="0029ff75" officeooo:paragraph-rsid="0029ff75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underline-style="none" fo:font-weight="normal" officeooo:rsid="003d45ba" officeooo:paragraph-rsid="003d45ba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underline-style="none" fo:font-weight="normal" officeooo:rsid="003044a6" officeooo:paragraph-rsid="003044a6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underline-style="none" fo:font-weight="bold" officeooo:rsid="0023b191" officeooo:paragraph-rsid="0022ec9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6d32"/>
    </style:style>
    <style:style style:name="T3" style:family="text">
      <style:text-properties officeooo:rsid="00221aa5"/>
    </style:style>
    <style:style style:name="T4" style:family="text">
      <style:text-properties officeooo:rsid="00223ac5"/>
    </style:style>
    <style:style style:name="T5" style:family="text">
      <style:text-properties officeooo:rsid="00251d8f"/>
    </style:style>
    <style:style style:name="T6" style:family="text">
      <style:text-properties officeooo:rsid="0026d0b2"/>
    </style:style>
    <style:style style:name="T7" style:family="text">
      <style:text-properties officeooo:rsid="003044a6"/>
    </style:style>
    <style:style style:name="T8" style:family="text">
      <style:text-properties officeooo:rsid="003461f9"/>
    </style:style>
    <style:style style:name="T9" style:family="text">
      <style:text-properties officeooo:rsid="0038f625"/>
    </style:style>
    <style:style style:name="T10" style:family="text">
      <style:text-properties officeooo:rsid="00399565"/>
    </style:style>
    <style:style style:name="T11" style:family="text">
      <style:text-properties officeooo:rsid="003a3e15"/>
    </style:style>
    <style:style style:name="T12" style:family="text">
      <style:text-properties officeooo:rsid="003b6cab"/>
    </style:style>
    <style:style style:name="T13" style:family="text">
      <style:text-properties officeooo:rsid="003d00fd"/>
    </style:style>
    <style:style style:name="T14" style:family="text">
      <style:text-properties officeooo:rsid="003d45ba"/>
    </style:style>
    <style:style style:name="T15" style:family="text">
      <style:text-properties officeooo:rsid="003e6b01"/>
    </style:style>
    <style:style style:name="T16" style:family="text">
      <style:text-properties officeooo:rsid="003e96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OS</text:p>
      <text:p text:style-name="P1">ASSIGNMENT 0 PART 2</text:p>
      <text:p text:style-name="P1"/>
      <text:p text:style-name="P2">Description:</text:p>
      <text:p text:style-name="P3">My custom shell supports 10 commands of which 5 are internal – cd, echo, history, pwd and exit and </text:p>
      <text:p text:style-name="P3">5 external commands- ls, cat, date, rm, mkdir.</text:p>
      <text:p text:style-name="P3">Each of the 5 external commands have their individual scripts which are called by fork() and executed by exec() family system calls whereas the internal commands are handled directly by the shell.</text:p>
      <text:p text:style-name="P3"/>
      <text:p text:style-name="P3">The following describes my commands – their execution, the options each command handles, errors I handled, <text:span text:style-name="T2">test cases for that command</text:span> and some assumptions I made.</text:p>
      <text:p text:style-name="P3"/>
      <text:p text:style-name="P4">Assumption -1 : Any command doesn’t exceed 1000 characters.</text:p>
      <text:p text:style-name="P4"/>
      <text:p text:style-name="P5"><text:s/>Command Description :<text:line-break/></text:p>
      <text:p text:style-name="P5">1) cd</text:p>
      <text:p text:style-name="P4"/>
      <text:p text:style-name="P6">Assumptions : </text:p>
      <text:p text:style-name="P6">1) The directory doesn’t contain spaces in its name.</text:p>
      <text:p text:style-name="P6">2) The directory name is case sensitive.</text:p>
      <text:p text:style-name="P6"/>
      <text:p text:style-name="P6">Corner case/errors defended :<text:line-break/><text:span text:style-name="T9">1)</text:span>Throw an error if the directory entered doesn’t exist in the current directory.</text:p>
      <text:p text:style-name="P27">2) If the user goes on going one directory behind, it doesn’t go behind the root directory.</text:p>
      <text:p text:style-name="P6"/>
      <text:p text:style-name="P6">Test cases : </text:p>
      <text:p text:style-name="P25">cd ..</text:p>
      <text:p text:style-name="P25">cd Desktop</text:p>
      <text:p text:style-name="P7">cd non-existent</text:p>
      <text:p text:style-name="P7">cd Downloads</text:p>
      <text:p text:style-name="P11">cd Desktop/a</text:p>
      <text:p text:style-name="P4"/>
      <text:p text:style-name="P7"/>
      <text:p text:style-name="P7">2) echo</text:p>
      <text:p text:style-name="P7"/>
      <text:p text:style-name="P8">Options handled:</text:p>
      <text:p text:style-name="P8">-n : do not output the trailing line</text:p>
      <text:p text:style-name="P8">-<text:span text:style-name="T10">e</text:span> : <text:span text:style-name="T3">deactivates</text:span> backslash escapes</text:p>
      <text:p text:style-name="P8"/>
      <text:p text:style-name="P9">Assumption:</text:p>
      <text:p text:style-name="P9">1) Backslash escapes are by <text:span text:style-name="T1">default activated</text:span></text:p>
      <text:p text:style-name="P8"/>
      <text:p text:style-name="P9">Errors handled/<text:span text:style-name="T11">Corner cases</text:span>:</text:p>
      <text:p text:style-name="P9"><text:span text:style-name="T11">1)</text:span>If the user enters some other option other than th<text:span text:style-name="T4">e two above, then the shell directly displays the option as well and doesn’t crash.</text:span></text:p>
      <text:p text:style-name="P28">2)If the user doesn’t provide any string, then the shell just prints a new line.</text:p>
      <text:p text:style-name="P10"/>
      <text:p text:style-name="P10"/>
      <text:p text:style-name="P10"><text:soft-page-break/></text:p>
      <text:p text:style-name="P10"/>
      <text:p text:style-name="P10">Test cases:</text:p>
      <text:p text:style-name="P12">echo abc</text:p>
      <text:p text:style-name="P12">echo -n abc def</text:p>
      <text:p text:style-name="P12">echo <text:span text:style-name="T12">-e </text:span>abc \bdef \bghi</text:p>
      <text:p text:style-name="P12">echo -<text:span text:style-name="T12">x</text:span> abcd</text:p>
      <text:p text:style-name="P12"/>
      <text:p text:style-name="P12">3) history</text:p>
      <text:p text:style-name="P12"/>
      <text:p text:style-name="P12">Implemented using file handling.</text:p>
      <text:p text:style-name="P12"/>
      <text:p text:style-name="P13">Options handled:</text:p>
      <text:p text:style-name="P13">-<text:span text:style-name="T5">c</text:span> : <text:span text:style-name="T5">clear history</text:span></text:p>
      <text:p text:style-name="P13">-w: write current history to history file</text:p>
      <text:p text:style-name="P13"/>
      <text:p text:style-name="P12">Errors handled/corner cases:</text:p>
      <text:p text:style-name="P12">1) <text:span text:style-name="T13">While doing history -w, if the current history list is empty, then an error is thrown saying the history list is empty.</text:span> </text:p>
      <text:p text:style-name="P24"><text:span text:style-name="T13">2</text:span>) If the history file isn’t opening due to some reason, then also an error is thrown.</text:p>
      <text:p text:style-name="P29"><text:span text:style-name="T13">3</text:span>) Even if the command entered is <text:span text:style-name="T13">invalid</text:span>, it still is added to the history.</text:p>
      <text:p text:style-name="P12"/>
      <text:p text:style-name="P12">Test cases:</text:p>
      <text:p text:style-name="P12">ls</text:p>
      <text:p text:style-name="P12">history</text:p>
      <text:p text:style-name="P36">*close the application*</text:p>
      <text:p text:style-name="P13">history</text:p>
      <text:p text:style-name="P13">cd ..</text:p>
      <text:p text:style-name="P13">history abc</text:p>
      <text:p text:style-name="P14">history -c</text:p>
      <text:p text:style-name="P14">history -w</text:p>
      <text:p text:style-name="P13"/>
      <text:p text:style-name="P13">4) pwd</text:p>
      <text:p text:style-name="P13"/>
      <text:p text:style-name="P13">Options handled:</text:p>
      <text:p text:style-name="P13">-P and -L</text:p>
      <text:p text:style-name="P13"/>
      <text:p text:style-name="P13">Errors handled : </text:p>
      <text:p text:style-name="P13">1) If the shell isn’t able to read the current directory due to some reason, it shows unable to <text:span text:style-name="T6">load current </text:span><text:s/>directory.</text:p>
      <text:p text:style-name="P13">2) Using any other option <text:span text:style-name="T6">other than the above 2 </text:span>throws an error –<text:span text:style-name="T13"> Arguments not recognized.</text:span></text:p>
      <text:p text:style-name="P13"/>
      <text:p text:style-name="P16">Test cases:</text:p>
      <text:p text:style-name="P16">pwd</text:p>
      <text:p text:style-name="P16">pwd -L</text:p>
      <text:p text:style-name="P16">pwd -P</text:p>
      <text:p text:style-name="P31">pwd abc def</text:p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>5) exit</text:p>
      <text:p text:style-name="P15"/>
      <text:p text:style-name="P15">Exits the program with a status of n.</text:p>
      <text:p text:style-name="P15"/>
      <text:p text:style-name="P15">Options: </text:p>
      <text:p text:style-name="P15">n – which denotes the status of exit</text:p>
      <text:p text:style-name="P15"/>
      <text:p text:style-name="P15">Corner cases:</text:p>
      <text:p text:style-name="P15">1) If no status is mentioned, the program exits by default status of 0.</text:p>
      <text:p text:style-name="P15">2) Anything written after the exit command(other than n) throws an error from the shell –<text:span text:style-name="T14"> only if n is provided as integer[0-9], else the program is exited.</text:span></text:p>
      <text:p text:style-name="P15"/>
      <text:p text:style-name="P15">Test Cases:</text:p>
      <text:p text:style-name="P15">exit 0</text:p>
      <text:p text:style-name="P15">exit abc</text:p>
      <text:p text:style-name="P33">exit 0 abc</text:p>
      <text:p text:style-name="P34">exit abc abc</text:p>
      <text:p text:style-name="P15"/>
      <text:p text:style-name="P15">6) ls</text:p>
      <text:p text:style-name="P15"/>
      <text:p text:style-name="P15">Options handled:</text:p>
      <text:p text:style-name="P15">-l : long form</text:p>
      <text:p text:style-name="P15">-a : shows hidden files</text:p>
      <text:p text:style-name="P15">-h : human readable fomat</text:p>
      <text:p text:style-name="P15"/>
      <text:p text:style-name="P16">Errors handled:</text:p>
      <text:p text:style-name="P16">1) If the directory specified doesn’t exist on the system.</text:p>
      <text:p text:style-name="P16">2) Throws an error if any <text:span text:style-name="T15">invalid</text:span> option is specified.</text:p>
      <text:p text:style-name="P16"/>
      <text:p text:style-name="P16">Test cases:</text:p>
      <text:p text:style-name="P16">ls</text:p>
      <text:p text:style-name="P16">ls /home/rahul/Downloads</text:p>
      <text:p text:style-name="P16">ls -l</text:p>
      <text:p text:style-name="P16">ls -a <text:s/>/home/rahul/Downloads</text:p>
      <text:p text:style-name="P16">ls -h</text:p>
      <text:p text:style-name="P16">ls non-existent</text:p>
      <text:p text:style-name="P16"/>
      <text:p text:style-name="P16">7) date</text:p>
      <text:p text:style-name="P16"/>
      <text:p text:style-name="P16">Options:</text:p>
      <text:p text:style-name="P16">-u : shows universal time (UCT)</text:p>
      <text:p text:style-name="P16">-r : last modified time of a file</text:p>
      <text:p text:style-name="P16"/>
      <text:p text:style-name="P16"/>
      <text:p text:style-name="P16"/>
      <text:p text:style-name="P16"><text:soft-page-break/></text:p>
      <text:p text:style-name="P16">Errors handled:</text:p>
      <text:p text:style-name="P16">1) If the file doesn’t exist for the second option, the shell throws an error.</text:p>
      <text:p text:style-name="P16">2) Any other command/extension other than the options mentioned, throws an error : Invalid command.</text:p>
      <text:p text:style-name="P16"/>
      <text:p text:style-name="P26">Test Cases :<text:line-break/>date</text:p>
      <text:p text:style-name="P17">date -u</text:p>
      <text:p text:style-name="P17">date -r abc.txt</text:p>
      <text:p text:style-name="P17">date – r non-existent</text:p>
      <text:p text:style-name="P17"/>
      <text:p text:style-name="P18">8) cat</text:p>
      <text:p text:style-name="P18"/>
      <text:p text:style-name="P18">Assumption:</text:p>
      <text:p text:style-name="P18">When using <text:span text:style-name="T1">&lt; </text:span>symbol, provide a gap between the previous and the next file.</text:p>
      <text:p text:style-name="P18"/>
      <text:p text:style-name="P18">Options handled :</text:p>
      <text:p text:style-name="P18">-E – display $ at the end of each line</text:p>
      <text:p text:style-name="P18">-n – numbers all output lines</text:p>
      <text:p text:style-name="P18">a &gt; b – a writes to b</text:p>
      <text:p text:style-name="P18"/>
      <text:p text:style-name="P18">Error handling:</text:p>
      <text:p text:style-name="P18">1) if the file/files don’t exist, then it throws an error.</text:p>
      <text:p text:style-name="P18">2) if <text:s/><text:span text:style-name="T1">cat</text:span> <text:span text:style-name="T1">a &gt; </text:span><text:s/>is written and the name of the second file is not written. Then also, an error is shown that name of file is not defined.</text:p>
      <text:p text:style-name="P18">3) if only cat is written and the name is not specified, then <text:span text:style-name="T16">the shell just proceeds for taking the next command.</text:span>.</text:p>
      <text:p text:style-name="P18"/>
      <text:p text:style-name="P18">Test cases :</text:p>
      <text:p text:style-name="P18">cat a.txt</text:p>
      <text:p text:style-name="P18">cat a.txt b.txt c.txt</text:p>
      <text:p text:style-name="P18">cat a.txt &gt; b.txt</text:p>
      <text:p text:style-name="P18">cat a.txt &gt;</text:p>
      <text:p text:style-name="P18">cat</text:p>
      <text:p text:style-name="P18"/>
      <text:p text:style-name="P18">9) rm</text:p>
      <text:p text:style-name="P18"/>
      <text:p text:style-name="P18">Options:</text:p>
      <text:p text:style-name="P18">-f : forcefully delete without prompting</text:p>
      <text:p text:style-name="P18">-i : prompts before deleting the file</text:p>
      <text:p text:style-name="P18">-r : recursively deletes the folder <text:s/>(partially implemented)</text:p>
      <text:p text:style-name="P18"/>
      <text:p text:style-name="P18">Error handling:</text:p>
      <text:p text:style-name="P19">1) if -f is not used and if the file to be removed doesn’t exist.</text:p>
      <text:p text:style-name="P19">Then an <text:span text:style-name="T7">error is thrown.</text:span></text:p>
      <text:p text:style-name="P20">2) while using -r if the given directory/folder doesn’t exist. A similar error is thrown.</text:p>
      <text:p text:style-name="P20">3)if the user only types – rm, rm -i, rm -f</text:p>
      <text:p text:style-name="P20">i.e doesn’t provide the file name, then also an error is thrown.</text:p>
      <text:p text:style-name="P20">4)If there’s an error in deleting the file.</text:p>
      <text:p text:style-name="P20"><text:soft-page-break/></text:p>
      <text:p text:style-name="P20">Test cases:</text:p>
      <text:p text:style-name="P20">rm a.txt</text:p>
      <text:p text:style-name="P20">rm -f non-existent</text:p>
      <text:p text:style-name="P20">rm non-existent</text:p>
      <text:p text:style-name="P20">rm -i a.txt</text:p>
      <text:p text:style-name="P20">rm -r folder</text:p>
      <text:p text:style-name="P21">rm a.txt b.txt c.txt</text:p>
      <text:p text:style-name="P20"/>
      <text:p text:style-name="P20">10) mkdir</text:p>
      <text:p text:style-name="P20"/>
      <text:p text:style-name="P20">Options:</text:p>
      <text:p text:style-name="P20">-v : verbose – displays a message on successfully creating a directory.</text:p>
      <text:p text:style-name="P20">-p : makes parent directories if needed</text:p>
      <text:p text:style-name="P20"/>
      <text:p text:style-name="P20">Error handling:</text:p>
      <text:p text:style-name="P21">1) If the directory already exists, then an error is thrown.</text:p>
      <text:p text:style-name="P21">2) if the user just writes mkdir and no directory is mentioned, then an error is thrown saying cannot create a blank directory.</text:p>
      <text:p text:style-name="P21"/>
      <text:p text:style-name="P22">Test cases:</text:p>
      <text:p text:style-name="P22">mkdir a</text:p>
      <text:p text:style-name="P22">mkdir existing</text:p>
      <text:p text:style-name="P22">mkdir -v a</text:p>
      <text:p text:style-name="P22">mkdir -p a</text:p>
      <text:p text:style-name="P22">mkdir a b c</text:p>
      <text:p text:style-name="P22">mkdir a/b/c</text:p>
      <text:p text:style-name="P22"/>
      <text:p text:style-name="P23">Final error handling:</text:p>
      <text:p text:style-name="P23">If none of the above commands are typed, then the shell throws an error – invalid comma<text:span text:style-name="T8">nd.</text:span></text:p>
      <text:p text:style-name="P22"/>
      <text:p text:style-name="P15"/>
      <text:p text:style-name="P15"/>
      <text:p text:style-name="P13"><text:s/></text:p>
      <text:p text:style-name="P13"/>
      <text:p text:style-name="P13"/>
      <text:p text:style-name="P12"/>
      <text:p text:style-name="P12"/>
      <text:p text:style-name="P9"/>
      <text:p text:style-name="P8"><text:s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20:29:48.965731088</meta:creation-date>
    <meta:generator>LibreOffice/5.2.7.2$Linux_X86_64 LibreOffice_project/20m0$Build-2</meta:generator>
    <dc:date>2019-09-01T23:51:36.799868676</dc:date>
    <meta:editing-duration>P1DT4H3M27S</meta:editing-duration>
    <meta:editing-cycles>21</meta:editing-cycles>
    <meta:document-statistic meta:table-count="0" meta:image-count="0" meta:object-count="0" meta:page-count="5" meta:paragraph-count="156" meta:word-count="917" meta:character-count="4980" meta:non-whitespace-character-count="4190"/>
  </office:meta>
</office:document-meta>
</file>